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4pt" fo:font-weight="bold" officeooo:rsid="001286ed" officeooo:paragraph-rsid="001286ed" style:font-size-asian="14pt" style:font-weight-asian="bold" style:font-size-complex="14pt" style:font-weight-complex="bold"/>
    </style:style>
    <style:style style:name="P2" style:family="paragraph" style:parent-style-name="Standard">
      <style:paragraph-properties fo:text-align="start" style:justify-single-word="false"/>
      <style:text-properties fo:font-size="12pt" fo:font-weight="normal" officeooo:rsid="001286ed" officeooo:paragraph-rsid="001286ed" style:font-size-asian="10.5pt" style:font-weight-asian="normal" style:font-size-complex="12pt"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RC 5211</text:p>
      <text:p text:style-name="P2"><text:tab/>This project adds the ability to select multiple modes of outputting the purchase order acknowledgment report at once. When the script one button is clicked, a menu comes up allowing the user to select to view, print, email, or export the report, as well as any combination of those. The emails, file locations, and printers to use can be selected here. This will streamline the use of the purchase order acknowledgment report.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25T13:02:00.289000000</meta:creation-date>
    <dc:date>2018-09-25T13:05:50.124000000</dc:date>
    <meta:editing-duration>PT3M50S</meta:editing-duration>
    <meta:editing-cycles>1</meta:editing-cycles>
    <meta:document-statistic meta:table-count="0" meta:image-count="0" meta:object-count="0" meta:page-count="1" meta:paragraph-count="2" meta:word-count="74" meta:character-count="437" meta:non-whitespace-character-count="363"/>
    <meta:generator>LibreOffice/6.0.4.2$Windows_X86_64 LibreOffice_project/9b0d9b32d5dcda91d2f1a96dc04c645c450872bf</meta:generator>
  </office:meta>
</office:document-meta>
</file>